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style:vertical-align="auto" fo:margin-bottom="0in" fo:line-height="100%"/>
      <style:text-properties fo:hyphenate="false"/>
    </style:style>
    <style:style style:name="T5" style:parent-style-name="Hyperlink" style:family="text">
      <style:text-properties style:font-name-asian="Times New Roman" style:font-name-complex="Calibri" style:language-asian="en" style:country-asian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style:vertical-align="auto" fo:margin-bottom="0in" fo:line-height="100%"/>
      <style:text-properties fo:hyphenate="false"/>
    </style:style>
    <style:style style:name="T13" style:parent-style-name="Hyperlink" style:family="text">
      <style:text-properties style:font-name-asian="Times New Roman" style:font-name-complex="Calibri" style:language-asian="en" style:country-asian="GB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paragraph-properties style:vertical-align="auto" fo:margin-bottom="0in" fo:line-height="100%"/>
      <style:text-properties fo:hyphenate="false"/>
    </style:style>
    <style:style style:name="T34" style:parent-style-name="Hyperlink" style:family="text">
      <style:text-properties style:font-name-asian="Times New Roman" style:font-name-complex="Calibri" style:language-asian="en" style:country-asian="GB"/>
    </style:style>
    <style:style style:name="P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GB" fo:hyphenate="false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Hyperlink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Hyperlink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Hyperlink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Hyperlink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edictive Vehicle Technology Market: Driving the Future of Smart Mobility</text:p>
      <text:p text:style-name="Normal">The automotive industry is on the cusp of a digital revolution, and at the heart of this transformation lies<text:s/><text:span text:style-name="T2">predictive vehicle technology</text:span>. Designed to anticipate driver behavior, mechanical issues, and road conditions before they occur, this technology is becoming a game-changer in how we experience mobility.</text:p>
      <text:p text:style-name="Normal"><text:span text:style-name="T3">Request Sample Report PDF (including TOC, Graphs &amp; Tables):</text:span></text:p>
      <text:p text:style-name="P4"><text:a xlink:href="https://www.statsandresearch.com/request-sample/31945-predictive-vehicle-technology-market" office:target-frame-name="_top" xlink:show="replace"><text:span text:style-name="T5">https://www.statsandresearch.com/request-sample/31945-predictive-vehicle-technology-market</text:span></text:a></text:p>
      <text:p text:style-name="P6">What is Predictive Vehicle Technology?</text:p>
      <text:p text:style-name="Normal">Predictive vehicle technology leverages<text:s/><text:span text:style-name="T7">machine learning</text:span>,<text:s/><text:span text:style-name="T8">artificial intelligence (AI)</text:span>,<text:s/><text:span text:style-name="T9">IoT</text:span>, and<text:s/><text:span text:style-name="T10">real-time data analytics</text:span><text:s/>to enhance vehicle performance, safety, and user experience. By analyzing patterns in driving behavior and environmental data, these systems can make intelligent predictions that reduce accidents, minimize maintenance costs, and provide a smoother ride.</text:p>
      <text:p text:style-name="Normal"><text:span text:style-name="T11">Get up to 30% Discount:</text:span></text:p>
      <text:p text:style-name="P12"><text:a xlink:href="https://www.statsandresearch.com/check-discount/31945-predictive-vehicle-technology-market" office:target-frame-name="_top" xlink:show="replace"><text:span text:style-name="T13">https://www.statsandresearch.com/check-discount/31945-predictive-vehicle-technology-market</text:span></text:a></text:p>
      <text:p text:style-name="P14">Key Drivers of Market Growth</text:p>
      <text:list text:style-name="LFO1" text:continue-numbering="true">
        <text:list-item>
          <text:p text:style-name="P15"><text:span text:style-name="T16">Rising Demand for Safer Roads</text:span><text:line-break/>As road safety becomes a global concern, predictive systems offer features like early collision warnings, fatigue detection, and predictive maintenance to mitigate risks.</text:p>
        </text:list-item>
        <text:list-item>
          <text:p text:style-name="P17"><text:span text:style-name="T18">Integration with Connected Car Platforms</text:span><text:line-break/>Predictive tech is a natural fit in the era of<text:s/><text:span text:style-name="T19">connected vehicles</text:span>, enabling real-time communication between cars, infrastructure, and cloud systems.</text:p>
        </text:list-item>
        <text:list-item>
          <text:p text:style-name="P20"><text:span text:style-name="T21">Adoption by Automotive Giants</text:span><text:line-break/>Leading car manufacturers are heavily investing in R&amp;D to stay ahead in the predictive tech race, integrating features such as<text:s/><text:span text:style-name="T22">predictive navigation</text:span>,<text:s/><text:span text:style-name="T23">driver behavior analysis</text:span>, and<text:s/><text:span text:style-name="T24">AI-driven diagnostics</text:span>.</text:p>
        </text:list-item>
        <text:list-item>
          <text:p text:style-name="P25"><text:span text:style-name="T26">Fleet Management Solutions</text:span><text:line-break/>Predictive analytics is revolutionizing commercial fleet operations by forecasting fuel needs, predicting part failures, and optimizing routes.</text:p>
        </text:list-item>
      </text:list>
      <text:p text:style-name="P27">Market Challenges</text:p>
      <text:p text:style-name="Normal">Despite its potential, the predictive vehicle technology market faces hurdles like<text:s/><text:span text:style-name="T28">high implementation costs</text:span>,<text:s/><text:span text:style-name="T29">data privacy concerns</text:span>, and<text:s/><text:span text:style-name="T30">standardization issues</text:span>. However, ongoing innovations and regulatory support are expected to bridge these gaps.</text:p>
      <text:p text:style-name="P31">What the Future Holds</text:p>
      <text:p text:style-name="Normal">The global market for predictive vehicle technology is set to grow at a robust pace over the next decade. With autonomous vehicles and smart cities gaining traction, predictive technologies will be indispensable in enabling seamless and secure transport ecosystems.</text:p>
      <text:p text:style-name="P32">Purchase Exclusive Report:</text:p>
      <text:p text:style-name="P33"><text:a xlink:href="https://www.statsandresearch.com/enquire-before/31945-predictive-vehicle-technology-market" office:target-frame-name="_top" xlink:show="replace"><text:span text:style-name="T34">https://www.statsandresearch.com/enquire-before/31945-predictive-vehicle-technology-market</text:span></text:a></text:p>
      <text:p text:style-name="P35"/>
      <text:p text:style-name="Normal"><text:span text:style-name="T36">Our Services:</text:span></text:p>
      <text:soft-page-break/>
      <text:p text:style-name="Normal"><text:span text:style-name="T37">On-Demand Reports:<text:s/></text:span><text:a xlink:href="https://www.statsandresearch.com/on-demand-reports" office:target-frame-name="_top" xlink:show="replace"><text:span text:style-name="T38">https://www.statsandresearch.com/on-demand-reports</text:span></text:a></text:p>
      <text:p text:style-name="Normal"><text:span text:style-name="T39">Subscription Plans:<text:s/></text:span><text:a xlink:href="https://www.statsandresearch.com/subscription-plans" office:target-frame-name="_top" xlink:show="replace"><text:span text:style-name="T40">https://www.statsandresearch.com/subscription-plans</text:span></text:a></text:p>
      <text:p text:style-name="Normal"><text:span text:style-name="T41">Consulting Services:<text:s/></text:span><text:a xlink:href="https://www.statsandresearch.com/consulting-services" office:target-frame-name="_top" xlink:show="replace"><text:span text:style-name="T42">https://www.statsandresearch.com/consulting-services</text:span></text:a><text:span text:style-name="T43"> </text:span></text:p>
      <text:p text:style-name="Normal"><text:span text:style-name="T44">Contact Us:</text:span></text:p>
      <text:p text:style-name="Normal"><text:span text:style-name="T45">Stats and Research</text:span></text:p>
      <text:p text:style-name="Normal"><text:span text:style-name="T46">Email:sales@statsandresearch.com </text:span></text:p>
      <text:p text:style-name="Normal"><text:span text:style-name="T47">Phone: +91 8530698844</text:span></text:p>
      <text:p text:style-name="Normal"><text:span text:style-name="T48">Website:<text:s/></text:span><text:a xlink:href="https://www.statsandresearch.com/" office:target-frame-name="_top" xlink:show="replace"><text:span text:style-name="T49">https://www.statsandresearch.com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</meta:initial-creator>
    <dc:creator>A</dc:creator>
    <meta:creation-date>2025-04-04T11:13:00Z</meta:creation-date>
    <dc:date>2025-04-04T11:14:00Z</dc:date>
    <meta:template xlink:href="Normal.dotm" xlink:type="simple"/>
    <meta:editing-cycles>1</meta:editing-cycles>
    <meta:editing-duration>PT60S</meta:editing-duration>
    <meta:document-statistic meta:page-count="2" meta:paragraph-count="6" meta:word-count="522" meta:character-count="3496" meta:row-count="24" meta:non-whitespace-character-count="2980"/>
  </office:meta>
</office:document-meta>
</file>